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D4B1F70525.png"/>
  <manifest:file-entry manifest:media-type="image/png" manifest:full-path="Pictures/1000000000000140000000C8BCB95EB2.png"/>
  <manifest:file-entry manifest:media-type="image/png" manifest:full-path="Pictures/10000000000003200000025877C3B9BA.png"/>
  <manifest:file-entry manifest:media-type="" manifest:full-path="Pictures/2000028B00000799000005DBDE24839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1.165cm" svg:height="15.874cm" svg:x="0cm" svg:y="3.308cm">
          <draw:image xlink:href="Pictures/10000000000003200000025877C3B9BA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8.442cm" svg:height="5.29cm" svg:x="6.053cm" svg:y="6.009cm">
          <draw:image xlink:href="Pictures/1000000000000140000000C8BCB95EB2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9.449cm" svg:height="14.989cm" svg:x="0.866cm" svg:y="2.153cm">
          <draw:image xlink:href="Pictures/2000028B00000799000005DBDE24839B.svm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8.465cm" svg:height="5.607cm" svg:x="6.814cm" svg:y="7.56cm">
          <draw:image xlink:href="Pictures/1000000000000140000000D4B1F705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Thorsten Peters</meta:initial-creator>
    <meta:creation-date>1999-05-19T09:44:12</meta:creation-date>
    <dc:creator>Thorsten Peters</dc:creator>
    <dc:date>1999-05-19T09:44:12</dc:dat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4"/>
  </office:meta>
</office:document-meta>
</file>